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family-generic="roman"/>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end" style:justify-single-word="false"/>
      <style:text-properties officeooo:rsid="001fe114" officeooo:paragraph-rsid="001fe114"/>
    </style:style>
    <style:style style:name="P2" style:family="paragraph" style:parent-style-name="Standard">
      <style:paragraph-properties fo:text-align="center" style:justify-single-word="false"/>
      <style:text-properties officeooo:rsid="00215404" officeooo:paragraph-rsid="00215404"/>
    </style:style>
    <style:style style:name="P3" style:family="paragraph" style:parent-style-name="Standard">
      <style:paragraph-properties fo:text-align="start" style:justify-single-word="false"/>
      <style:text-properties officeooo:rsid="00215404" officeooo:paragraph-rsid="00215404"/>
    </style:style>
    <style:style style:name="P4" style:family="paragraph" style:parent-style-name="Standard">
      <style:paragraph-properties fo:text-align="start" style:justify-single-word="false"/>
      <style:text-properties officeooo:paragraph-rsid="00485004"/>
    </style:style>
    <style:style style:name="P5" style:family="paragraph" style:parent-style-name="Standard">
      <style:paragraph-properties fo:text-align="start" style:justify-single-word="false"/>
      <style:text-properties officeooo:rsid="0041646f" officeooo:paragraph-rsid="0041646f"/>
    </style:style>
    <style:style style:name="P6" style:family="paragraph" style:parent-style-name="Standard">
      <style:paragraph-properties fo:text-align="start" style:justify-single-word="false"/>
      <style:text-properties officeooo:rsid="0046e95d" officeooo:paragraph-rsid="0046e95d"/>
    </style:style>
    <style:style style:name="P7" style:family="paragraph" style:parent-style-name="Standard">
      <style:paragraph-properties fo:text-align="start" style:justify-single-word="false"/>
      <style:text-properties officeooo:rsid="0046e95d" officeooo:paragraph-rsid="006b0acd"/>
    </style:style>
    <style:style style:name="P8" style:family="paragraph" style:parent-style-name="Standard">
      <style:paragraph-properties fo:text-align="start" style:justify-single-word="false"/>
      <style:text-properties officeooo:rsid="00485004" officeooo:paragraph-rsid="00485004"/>
    </style:style>
    <style:style style:name="P9" style:family="paragraph" style:parent-style-name="Standard">
      <style:paragraph-properties fo:text-align="start" style:justify-single-word="false"/>
      <style:text-properties officeooo:rsid="00485004" officeooo:paragraph-rsid="006cf42b"/>
    </style:style>
    <style:style style:name="P10" style:family="paragraph" style:parent-style-name="Standard">
      <style:paragraph-properties fo:text-align="start" style:justify-single-word="false"/>
      <style:text-properties officeooo:rsid="0050c9a4" officeooo:paragraph-rsid="0050c9a4"/>
    </style:style>
    <style:style style:name="P11" style:family="paragraph" style:parent-style-name="Standard">
      <style:paragraph-properties fo:text-align="start" style:justify-single-word="false"/>
      <style:text-properties officeooo:rsid="0050c9a4" officeooo:paragraph-rsid="006ea921"/>
    </style:style>
    <style:style style:name="P12" style:family="paragraph" style:parent-style-name="Standard">
      <style:paragraph-properties fo:text-align="start" style:justify-single-word="false"/>
      <style:text-properties officeooo:rsid="00584be0" officeooo:paragraph-rsid="00584be0"/>
    </style:style>
    <style:style style:name="P13" style:family="paragraph" style:parent-style-name="Standard">
      <style:paragraph-properties fo:text-align="start" style:justify-single-word="false"/>
      <style:text-properties officeooo:rsid="00584be0" officeooo:paragraph-rsid="006f9f09"/>
    </style:style>
    <style:style style:name="P14" style:family="paragraph" style:parent-style-name="Standard">
      <style:paragraph-properties fo:text-align="start" style:justify-single-word="false"/>
      <style:text-properties officeooo:rsid="00661456" officeooo:paragraph-rsid="00661456"/>
    </style:style>
    <style:style style:name="P15" style:family="paragraph" style:parent-style-name="Standard">
      <style:paragraph-properties fo:margin-left="0cm" fo:margin-right="0cm" fo:text-align="start" style:justify-single-word="false" fo:text-indent="0cm" style:auto-text-indent="false"/>
    </style:style>
    <style:style style:name="P16"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17" style:family="paragraph" style:parent-style-name="Standard" style:list-style-name="L1">
      <style:paragraph-properties fo:text-align="start" style:justify-single-word="false"/>
      <style:text-properties officeooo:rsid="00238f17" officeooo:paragraph-rsid="00238f17"/>
    </style:style>
    <style:style style:name="P18" style:family="paragraph" style:parent-style-name="Standard" style:list-style-name="L1">
      <style:paragraph-properties fo:text-align="start" style:justify-single-word="false"/>
      <style:text-properties officeooo:rsid="002ecbcc" officeooo:paragraph-rsid="002ecbcc"/>
    </style:style>
    <style:style style:name="P19" style:family="paragraph" style:parent-style-name="Standard" style:list-style-name="L1">
      <style:paragraph-properties fo:text-align="start" style:justify-single-word="false"/>
      <style:text-properties officeooo:rsid="0041646f" officeooo:paragraph-rsid="0041646f"/>
    </style:style>
    <style:style style:name="P20" style:family="paragraph" style:parent-style-name="Standard">
      <style:paragraph-properties fo:text-align="start" style:justify-single-word="false"/>
      <style:text-properties fo:color="#000000" style:font-name="Monospace" fo:font-size="10pt" officeooo:paragraph-rsid="00485004" style:font-size-asian="10pt"/>
    </style:style>
    <style:style style:name="P21"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22" style:family="paragraph" style:parent-style-name="Standard">
      <style:paragraph-properties fo:margin-left="0cm" fo:margin-right="0cm" fo:text-align="start" style:justify-single-word="false" fo:text-indent="0cm" style:auto-text-indent="false"/>
    </style:style>
    <style:style style:name="T1" style:family="text">
      <style:text-properties officeooo:rsid="00241316"/>
    </style:style>
    <style:style style:name="T2" style:family="text">
      <style:text-properties officeooo:rsid="003068b3"/>
    </style:style>
    <style:style style:name="T3" style:family="text">
      <style:text-properties style:font-name="Courier" officeooo:rsid="003b2711"/>
    </style:style>
    <style:style style:name="T4" style:family="text">
      <style:text-properties officeooo:rsid="003b4073"/>
    </style:style>
    <style:style style:name="T5" style:family="text">
      <style:text-properties fo:color="#7f0055" style:font-name="Monospace" fo:font-size="10pt" fo:font-weight="bold" style:font-size-asian="10pt" style:font-weight-asian="bold"/>
    </style:style>
    <style:style style:name="T6" style:family="text">
      <style:text-properties fo:color="#000000" style:font-name="Monospace" fo:font-size="10pt" style:font-size-asian="10pt"/>
    </style:style>
    <style:style style:name="T7" style:family="text">
      <style:text-properties fo:color="#000000" style:font-name="Monospace" fo:font-size="10pt" fo:font-style="italic" style:font-size-asian="10pt" style:font-style-asian="italic"/>
    </style:style>
    <style:style style:name="T8" style:family="text">
      <style:text-properties fo:color="#000000" style:font-name="Monospace" fo:font-size="10pt" style:font-size-asian="10pt"/>
    </style:style>
    <style:style style:name="T9" style:family="text">
      <style:text-properties fo:color="#0000c0" style:font-name="Monospace" fo:font-size="10pt" fo:font-style="italic" style:font-size-asian="10pt" style:font-style-asian="italic"/>
    </style:style>
    <style:style style:name="T10" style:family="text">
      <style:text-properties fo:color="#0000c0" style:font-name="Monospace" fo:font-size="10pt" style:font-size-asian="10pt"/>
    </style:style>
    <style:style style:name="T11" style:family="text">
      <style:text-properties officeooo:rsid="004973d7"/>
    </style:style>
    <style:style style:name="T12" style:family="text">
      <style:text-properties officeooo:rsid="0052f91b"/>
    </style:style>
    <style:style style:name="T13" style:family="text">
      <style:text-properties fo:color="#2a00ff" style:font-name="Monospace" fo:font-size="10pt" style:font-size-asian="10pt"/>
    </style:style>
    <style:style style:name="T14" style:family="text">
      <style:text-properties officeooo:rsid="005a3ada"/>
    </style:style>
    <style:style style:name="T15" style:family="text">
      <style:text-properties officeooo:rsid="0076f48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onrad Miziński</text:p>
      <text:p text:style-name="P2">Logika dla Informatyków – projekt, część I</text:p>
      <text:p text:style-name="P3"/>
      <text:list xml:id="list782531948285899386" text:style-name="L1">
        <text:list-item>
          <text:p text:style-name="P17">Opis wejścia-wyjścia:<text:line-break/><text:span text:style-name="T1">Wejściem programu jest przekazana jako parametr jego wywołania formułą logiczna, dozwolone znaki to +, &amp;, =&gt;, ~, wielkie i małe litery oraz nawiasy.<text:line-break/>Wyjściem programu jest drukowane na konsoli drzewo rozkładu oraz informacja, czy dana formuła jest tautologią. W przypadku, gdy formuła nie jest tautologią drukowany jest informacja o sekwencie, które będąc nieredukowalnym nie jest prosty, na którego podstawie można sformułować kontrprzykład oraz badane jest <text:s/>czy formuła jest spełnialna (na podstawie sprawdzenia czy jej negacja jest tautologią).</text:span></text:p>
        </text:list-item>
        <text:list-item>
          <text:p text:style-name="P18">Środowisko uruchomieniowe:<text:line-break/><text:span text:style-name="T2">Program został napisany w języku Java a jego zbudowanie możliwe jest za pomocą narzędzia Maven. Aplikacja dostarczona jest w postaci archiwum JAR znajdującego się (zgodnie z konwencją Maven'a w katalogu target). Uruchomienie programu możliwe jest poprzez skrypt run.sh np.:</text:span></text:p>
          <text:p text:style-name="P18"><text:span text:style-name="T3">./run.sh '(A+B)=&gt;(A&amp;C)'</text:span><text:line-break/><text:span text:style-name="T4">Dodatkowo zostały dostarczone skrypty example1.sh, oraz example2.sh uruchamiające aplikację z gotowymi przykładami. Na potrzeby uruchomiena pod systemem Windows przygotowany został plik run.bat (odpowiednik pliku run.sh, niestety nie byłem w stanie zweryfikować jego działania). Do uruchomienia programu wymagana jest Java w wersji 7.</text:span></text:p>
        </text:list-item>
        <text:list-item>
          <text:p text:style-name="P19">Fragmenty kodu źródłowego:</text:p>
        </text:list-item>
      </text:list>
      <text:p text:style-name="P5"/>
      <text:p text:style-name="P7">Sekwent reprezentowany jest w aplikacji jako obiekt będący zbiorem formuł, na którym można stwierdzić czy jest nieredukowalny oraz czy jest pierwszy:</text:p>
      <text:p text:style-name="P7"/>
      <text:p text:style-name="P5"><text:span text:style-name="T5">public</text:span><text:span text:style-name="T6"> </text:span><text:span text:style-name="T5">class</text:span><text:span text:style-name="T6"> Sequent </text:span><text:span text:style-name="T5">extends</text:span><text:span text:style-name="T6"> HashSet&lt;Formula&gt; {</text:span></text:p>
      <text:p text:style-name="P16"><text:tab/>... </text:p>
      <text:p text:style-name="P15"><text:span text:style-name="T6"><text:tab/></text:span><text:span text:style-name="T5">public</text:span><text:span text:style-name="T6"> Sequent(Formula... forms) {</text:span></text:p>
      <text:p text:style-name="P15"><text:span text:style-name="T6"><text:tab/><text:tab/></text:span><text:span text:style-name="T5">super</text:span><text:span text:style-name="T6">(Arrays.</text:span><text:span text:style-name="T7">asList</text:span><text:span text:style-name="T6">(forms));</text:span></text:p>
      <text:p text:style-name="P21"><text:tab/>}</text:p>
      <text:p text:style-name="P16"/>
      <text:p text:style-name="P15"><text:span text:style-name="T6"><text:tab/></text:span><text:span text:style-name="T5">public</text:span><text:span text:style-name="T6"> </text:span><text:span text:style-name="T5">boolean</text:span><text:span text:style-name="T6"> isIrreducible() {</text:span></text:p>
      <text:p text:style-name="P21"><text:tab/><text:tab/>...</text:p>
      <text:p text:style-name="P21"><text:tab/>}</text:p>
      <text:p text:style-name="P16"/>
      <text:p text:style-name="P15"><text:span text:style-name="T6"><text:tab/></text:span><text:span text:style-name="T5">public</text:span><text:span text:style-name="T6"> </text:span><text:span text:style-name="T5">boolean</text:span><text:span text:style-name="T6"> isPrimary() {</text:span></text:p>
      <text:p text:style-name="P21"><text:tab/><text:tab/>...</text:p>
      <text:p text:style-name="P21"><text:tab/>}</text:p>
      <text:p text:style-name="P21">}</text:p>
      <text:p text:style-name="P5"/>
      <text:p text:style-name="P9">Na Sekwentach są wykonywane operacje <text:span text:style-name="T11">reprezentowane przez klasy zawierające motodę pozwalającą stwierdzić czy na danym sekwencie może być ona wykonana, oraz metodę która w wyniku wykonanej operacji zwraca listę nowych sekwentów (być może długości 1):</text:span></text:p>
      <text:p text:style-name="P6"/>
      <text:p text:style-name="P6"><text:span text:style-name="T5">public</text:span><text:span text:style-name="T6"> </text:span><text:span text:style-name="T5">interface</text:span><text:span text:style-name="T6"> Operation {</text:span></text:p>
      <text:p text:style-name="P21"><text:tab/></text:p>
      <text:p text:style-name="P21"><text:tab/>List&lt;Sequent&gt; doOperation(Sequent sequent);</text:p>
      <text:p text:style-name="P21"><text:tab/></text:p>
      <text:p text:style-name="P15"><text:span text:style-name="T6"><text:tab/></text:span><text:span text:style-name="T5">boolean</text:span><text:span text:style-name="T6"> isOperationPossible(Sequent sequent);</text:span></text:p>
      <text:p text:style-name="P21">}</text:p>
      <text:p text:style-name="P6"/>
      <text:p text:style-name="P11">Przykładem jest operacja usuwania koni<text:span text:style-name="T12">u</text:span>nkcji:</text:p>
      <text:p text:style-name="P8"/>
      <text:p text:style-name="P4"><text:span text:style-name="T5">public</text:span><text:span text:style-name="T6"> </text:span><text:span text:style-name="T5">class</text:span><text:span text:style-name="T6"> RemoveConjunction </text:span><text:span text:style-name="T5">extends</text:span><text:span text:style-name="T6"> AbstractOperation {</text:span></text:p>
      <text:p text:style-name="P16"/>
      <text:p text:style-name="P15"><text:soft-page-break/><text:span text:style-name="T6"><text:tab/></text:span><text:span text:style-name="T5">public</text:span><text:span text:style-name="T6"> List&lt;Sequent&gt; doOperation(Sequent sequent) {</text:span></text:p>
      <text:p text:style-name="P15"><text:span text:style-name="T6"><text:tab/><text:tab/></text:span><text:span text:style-name="T5">for</text:span><text:span text:style-name="T6"> (Formula formula : sequent) {</text:span></text:p>
      <text:p text:style-name="P15"><text:span text:style-name="T6"><text:tab/><text:tab/><text:tab/></text:span><text:span text:style-name="T5">if</text:span><text:span text:style-name="T6">(formula </text:span><text:span text:style-name="T5">instanceof</text:span><text:span text:style-name="T6"> Conjunction) {</text:span></text:p>
      <text:p text:style-name="P15"><text:span text:style-name="T6"><text:tab/><text:tab/><text:tab/><text:tab/></text:span><text:span text:style-name="T5">return</text:span><text:span text:style-name="T6"> branchSequent(sequent, (Conjunction) formula);</text:span></text:p>
      <text:p text:style-name="P21"><text:tab/><text:tab/><text:tab/>}</text:p>
      <text:p text:style-name="P21"><text:tab/><text:tab/>}</text:p>
      <text:p text:style-name="P15"><text:span text:style-name="T6"><text:tab/><text:tab/></text:span><text:span text:style-name="T5">return</text:span><text:span text:style-name="T6"> asList(sequent);</text:span></text:p>
      <text:p text:style-name="P21"><text:tab/>}</text:p>
      <text:p text:style-name="P16"/>
      <text:p text:style-name="P15"><text:span text:style-name="T6"><text:tab/></text:span><text:span text:style-name="T5">private</text:span><text:span text:style-name="T6"> List&lt;Sequent&gt; branchSequent(Sequent sequent, Conjunction <text:tab/><text:tab/><text:tab/><text:tab/><text:tab/>conjunction) {</text:span></text:p>
      <text:p text:style-name="P15"><text:span text:style-name="T6"><text:tab/><text:tab/></text:span><text:span text:style-name="T6">Sequent sequent1 = (Sequent) sequent.clone();</text:span></text:p>
      <text:p text:style-name="P21"><text:tab/><text:tab/>sequent1.remove(conjunction);</text:p>
      <text:p text:style-name="P21"><text:tab/><text:tab/>Sequent sequent2 = (Sequent) sequent1.clone();</text:p>
      <text:p text:style-name="P21"><text:tab/><text:tab/>sequent1.add(conjunction.getLeftArgument());</text:p>
      <text:p text:style-name="P21"><text:tab/><text:tab/>sequent2.add(conjunction.getRightArgument());</text:p>
      <text:p text:style-name="P15"><text:span text:style-name="T6"><text:tab/><text:tab/></text:span><text:span text:style-name="T5">return</text:span><text:span text:style-name="T6"> asList(sequent1, sequent2);</text:span></text:p>
      <text:p text:style-name="P21"><text:tab/>}</text:p>
      <text:p text:style-name="P16"/>
      <text:p text:style-name="P15"><text:span text:style-name="T6"><text:tab/></text:span><text:span text:style-name="T5">public</text:span><text:span text:style-name="T6"> </text:span><text:span text:style-name="T5">boolean</text:span><text:span text:style-name="T6"> isOperationPossible(Sequent sequent) {</text:span></text:p>
      <text:p text:style-name="P15"><text:span text:style-name="T6"><text:tab/><text:tab/></text:span><text:span text:style-name="T5">return</text:span><text:span text:style-name="T6"> hasFormula(sequent, Conjunction.</text:span><text:span text:style-name="T5">class</text:span><text:span text:style-name="T6">);</text:span></text:p>
      <text:p text:style-name="P21"><text:tab/>}</text:p>
      <text:p text:style-name="P16"/>
      <text:p text:style-name="P21">}</text:p>
      <text:p text:style-name="P20"/>
      <text:p text:style-name="P13">Sprawdzenie czy dana formuła jest tautologią <text:span text:style-name="T14">odbywa poprzez wykonywanie wszystkich operacji na sekwentach tak długo jak długo możliwe jest ich wykonywanie (a możliwe jest jeśli dany sekwent jest jeszcze redukowalny). Nie znalezienie sekwentu, który byłby nieredukowalny oraz nie był prosty oznacza, że dana formuła jest tautologią:</text:span></text:p>
      <text:p text:style-name="P10"/>
      <text:p text:style-name="P10"><text:span text:style-name="T5">private</text:span><text:span text:style-name="T6"> </text:span><text:span text:style-name="T5">void</text:span><text:span text:style-name="T6"> checkTautogyViaRSDistribution(</text:span><text:span text:style-name="T5">boolean</text:span><text:span text:style-name="T6"> printTree, Sequent sequent, <text:tab/><text:tab/><text:tab/>String spaces) {</text:span></text:p>
      <text:p text:style-name="P21"><text:tab/>printSequent(printTree, sequent, spaces);</text:p>
      <text:p text:style-name="P15"><text:span text:style-name="T6"><text:tab/></text:span><text:span text:style-name="T5">if</text:span><text:span text:style-name="T6"> (sequent.isIrreducible() &amp;&amp; !sequent.isPrimary()) {</text:span></text:p>
      <text:p text:style-name="P15"><text:span text:style-name="T6"><text:tab/><text:tab/></text:span><text:span text:style-name="T10">counterexample</text:span><text:span text:style-name="T6"> = sequent;</text:span></text:p>
      <text:p text:style-name="P15"><text:span text:style-name="T6"><text:tab/><text:tab/></text:span><text:span text:style-name="T5">return</text:span><text:span text:style-name="T6">;</text:span></text:p>
      <text:p text:style-name="P21"><text:tab/>}</text:p>
      <text:p text:style-name="P15"><text:span text:style-name="T6"><text:tab/></text:span><text:span text:style-name="T5">for</text:span><text:span text:style-name="T6"> (Operation operation : </text:span><text:span text:style-name="T9">operations</text:span><text:span text:style-name="T6">) {</text:span></text:p>
      <text:p text:style-name="P15"><text:span text:style-name="T6"><text:tab/><text:tab/></text:span><text:span text:style-name="T5">if</text:span><text:span text:style-name="T6"> (operation.isOperationPossible(sequent)){</text:span></text:p>
      <text:p text:style-name="P15"><text:span text:style-name="T6"><text:tab/><text:tab/><text:tab/></text:span><text:span text:style-name="T5">for</text:span><text:span text:style-name="T6">(Sequent sequent2 : operation.doOperation(sequent)){</text:span></text:p>
      <text:p text:style-name="P15"><text:span text:style-name="T6"><text:tab/><text:tab/><text:tab/><text:tab/>checkTautogyViaRSDistribution(printTree, sequent2, <text:tab/><text:tab/><text:tab/><text:tab/><text:tab/><text:tab/>spaces + </text:span><text:span text:style-name="T13">"\t"</text:span><text:span text:style-name="T6">);</text:span></text:p>
      <text:p text:style-name="P21"><text:tab/><text:tab/><text:tab/>}</text:p>
      <text:p text:style-name="P15"><text:span text:style-name="T6"><text:tab/><text:tab/><text:tab/></text:span><text:span text:style-name="T5">break</text:span><text:span text:style-name="T6">;</text:span></text:p>
      <text:p text:style-name="P21"><text:tab/><text:tab/>}</text:p>
      <text:p text:style-name="P21"><text:tab/>}</text:p>
      <text:p text:style-name="P21">}</text:p>
      <text:p text:style-name="P12"/>
      <text:p text:style-name="P14">Całość źródeł znajduje się w katalogu src, <text:span text:style-name="T15">przy czym właściwy kod aplikacji znajduje się w katalogu src/main/java, zaś testy w katalogu src/test/jav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Monospace" svg:font-family="Monospace" style:font-family-generic="roman"/>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l" fo:country="PL"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nrad Miziński</meta:initial-creator>
    <meta:creation-date>2014-04-10T21:06:15.341969915</meta:creation-date>
    <dc:date>2014-04-10T22:51:43.818036443</dc:date>
    <dc:creator>Konrad Miziński</dc:creator>
    <meta:editing-duration>PT59M50S</meta:editing-duration>
    <meta:editing-cycles>83</meta:editing-cycles>
    <meta:generator>LibreOffice/4.1.3.2$Linux_x86 LibreOffice_project/410m0$Build-2</meta:generator>
    <meta:document-statistic meta:table-count="0" meta:image-count="0" meta:object-count="0" meta:page-count="2" meta:paragraph-count="65" meta:word-count="452" meta:character-count="3753" meta:non-whitespace-character-count="3271"/>
  </office:meta>
</office:document-meta>
</file>